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6730d" officeooo:paragraph-rsid="0026730d"/>
    </style:style>
    <style:style style:name="P2" style:family="paragraph" style:parent-style-name="Standard">
      <style:text-properties officeooo:rsid="00271e88" officeooo:paragraph-rsid="00271e88"/>
    </style:style>
    <style:style style:name="P3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paragraph-rsid="0027bc4a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paragraph-rsid="00282229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paragraph-rsid="0029fd0d" style:font-size-asian="10pt" style:font-weight-asian="normal" style:font-size-complex="10pt" style:font-weight-complex="normal"/>
    </style:style>
    <style:style style:name="P6" style:family="paragraph" style:parent-style-name="Standard">
      <style:text-properties officeooo:rsid="0026730d" officeooo:paragraph-rsid="0026730d"/>
    </style:style>
    <style:style style:name="T1" style:family="text">
      <style:text-properties officeooo:rsid="0028b6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5"><text:text-input text:description="">{{ image(img, 100) }}</text:text-input></text:p>
      <text:p text:style-name="P1"/>
      <text:p text:style-name="P4"><text:text-input text:description="">{% for name in names %}</text:text-input></text:p>
      <text:p text:style-name="P4"><text:text-input text:description="">{{ subdoc('subtest.odt', name=name) }}</text:text-input></text:p>
      <text:p text:style-name="P4"><text:text-input text:description="">{% endfor %}</text:text-input></text:p>
      <text:p text:style-name="P3"/>
      <text:p text:style-name="P3"/>
      <text:p text:style-name="P1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pt" number:country="BR" loext:transliteration-spellout="title cardinal" number:transliteration-language="pt" number:transliteration-country="BR">
      <number:number number:decimal-places="0" number:min-decimal-places="0" number:min-integer-digits="1"/>
    </number:number-style>
    <number:number-style style:name="N10115" number:language="pt" number:country="BR" loext:transliteration-spellout="title USD" number:transliteration-language="pt" number:transliteration-country="BR">
      <number:number number:decimal-places="0" number:min-decimal-places="0" number:min-integer-digits="1"/>
    </number:number-style>
    <number:number-style style:name="N10116" number:language="pt" number:country="BR" loext:transliteration-spellout="title USD" number:transliteration-language="pt" number:transliteration-country="BR">
      <number:number number:decimal-places="2" number:min-decimal-places="2" number:min-integer-digits="1"/>
    </number:number-style>
    <number:number-style style:name="N10117" number:language="pt" number:country="BR" loext:transliteration-spellout="upper USD" number:transliteration-language="pt" number:transliteration-country="BR">
      <number:number number:decimal-places="0" number:min-decimal-places="0" number:min-integer-digits="1"/>
    </number:number-style>
    <number:number-style style:name="N10118" number:language="pt" number:country="BR" loext:transliteration-spellout="upper USD" number:transliteration-language="pt" number:transliteration-country="BR">
      <number:number number:decimal-places="2" number:min-decimal-places="2" number:min-integer-digits="1"/>
    </number:number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8:24:49.707854085</meta:creation-date>
    <dc:date>2023-11-10T12:12:56.738315347</dc:date>
    <meta:editing-duration>PT1H22M10S</meta:editing-duration>
    <meta:editing-cycles>15</meta:editing-cycles>
    <meta:generator>LibreOffice/7.5.8.2$Linux_X86_64 LibreOffice_project/50$Build-2</meta:generator>
    <meta:document-statistic meta:table-count="0" meta:image-count="0" meta:object-count="0" meta:page-count="1" meta:paragraph-count="4" meta:word-count="25" meta:character-count="102" meta:non-whitespace-character-count="89"/>
  </office:meta>
</office:document-meta>
</file>